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99"/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transparent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Skill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1" office:value-type="string" calcext:value-type="string">
            <text:p>Chapter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1" office:value-type="string" calcext:value-type="string">
            <text:p>Skill Group</text:p>
          </table:table-cell>
          <table:table-cell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Chapter Characteristic Bonus</text:p>
          </table:table-cell>
          <table:table-cell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Prerequisite Skill</text:p>
          </table:table-cell>
          <table:table-cell/>
          <table:table-cell table:style-name="ce5"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Skill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olo Mode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racteristic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ttack Patter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Group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or</text:p>
          </table:table-cell>
          <table:table-cell office:value-type="string" calcext:value-type="string">
            <text:p>FID</text:p>
          </table:table-cell>
          <table:table-cell table:number-columns-repeated="2"/>
          <table:table-cell office:value-type="string" calcext:value-type="string">
            <text:p>Defensive Stanc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Talen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rimarch's Curs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Prerequisite Talent</text:p>
          </table:table-cell>
          <table:table-cell/>
          <table:table-cell table:style-name="ce5"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alent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1" office:value-type="string" calcext:value-type="string">
            <text:p>Psychic Power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1" office:value-type="string" calcext:value-type="string">
            <text:p>Trait Group</text:p>
          </table:table-cell>
          <table:table-cell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Trai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Talent</text:p>
          </table:table-cell>
          <table:table-cell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Prerequisite Characteristic</text:p>
          </table:table-cell>
          <table:table-cell/>
          <table:table-cell table:style-name="ce5"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erequisite</text:p>
          </table:table-cell>
          <table:table-cell table:number-columns-repeated="3"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table:number-columns-repeated="6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string" calcext:value-type="string">
            <text:p>Prerequisite</text:p>
          </table:table-cell>
          <table:table-cell table:number-columns-repeated="3"/>
          <table:table-cell table:style-name="ce1" office:value-type="string" calcext:value-type="string">
            <text:p>Chapter Skill Advances</text:p>
          </table:table-cell>
          <table:table-cell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rait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table:number-columns-repeated="2"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fect Chapter Implant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oppo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Prerequisites</text:p>
          </table:table-cell>
          <table:table-cell/>
          <table:table-cell office:value-type="string" calcext:value-type="string">
            <text:p>c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rimarch's Curse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office:value-type="string" calcext:value-type="string">
            <text:p>PR Multipli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3" office:value-type="string" calcext:value-type="string">
            <text:p>Prerequisites</text:p>
          </table:table-cell>
          <table:table-cell table:number-columns-repeated="7"/>
          <table:table-cell office:value-type="string" calcext:value-type="string">
            <text:p>Prerequisite Talent</text:p>
          </table:table-cell>
          <table:table-cell office:value-type="string" calcext:value-type="string">
            <text:p>FI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8" office:value-type="string" calcext:value-type="string">
            <text:p>Restricted Chapter Speciality</text:p>
          </table:table-cell>
          <table:table-cell table:style-name="ce6"/>
          <table:table-cell table:style-name="ce10" office:value-type="string" calcext:value-type="string">
            <text:p>con</text:p>
          </table:table-cell>
          <table:table-cell/>
          <table:table-cell office:value-type="string" calcext:value-type="string">
            <text:p>Prerequisite Skill</text:p>
          </table:table-cell>
          <table:table-cell office:value-type="string" calcext:value-type="string">
            <text:p>F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Chapter Talent Advances</text:p>
          </table:table-cell>
          <table:table-cell/>
          <table:table-cell table:style-name="ce5" office:value-type="string" calcext:value-type="string">
            <text:p>con</text:p>
          </table:table-cell>
          <table:table-cell/>
          <table:table-cell table:style-name="ce9" office:value-type="string" calcext:value-type="string">
            <text:p>Chapter FID</text:p>
          </table:table-cell>
          <table:table-cell table:style-name="ce6" office:value-type="string" calcext:value-type="string">
            <text:p>FID</text:p>
          </table:table-cell>
          <table:table-cell table:style-name="ce6" office:value-type="string" calcext:value-type="string">
            <text:p>NOT NULL</text:p>
          </table:table-cell>
          <table:table-cell/>
          <table:table-cell office:value-type="string" calcext:value-type="string">
            <text:p>Prerequisite Characteristic</text:p>
          </table:table-cell>
          <table:table-cell office:value-type="string" calcext:value-type="string">
            <text:p>FI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Range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9" office:value-type="string" calcext:value-type="string">
            <text:p>Speciality FID</text:p>
          </table:table-cell>
          <table:table-cell table:style-name="ce6" office:value-type="string" calcext:value-type="string">
            <text:p>FID</text:p>
          </table:table-cell>
          <table:table-cell table:style-name="ce6"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haracteristic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6" table:number-columns-repeated="3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di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3" office:value-type="string" calcext:value-type="string">
            <text:p>Prerequisite</text:p>
          </table:table-cell>
          <table:table-cell table:number-columns-repeated="3"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quad Mode Ability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ance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office:value-type="string" calcext:value-type="string">
            <text:p>metre etc.</text:p>
          </table:table-cell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estricted Advanced Speciality Speciality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2"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dvanced 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x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table:style-name="ce6"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W/SM</text:p>
          </table:table-cell>
          <table:table-cell table:style-name="ce1" office:value-type="string" calcext:value-type="string">
            <text:p>Restricted Advanced Speciality Chapter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Advanced Speciality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3" office:value-type="string" calcext:value-type="string">
            <text:p>Prerequisites</text:p>
          </table:table-cell>
          <table:table-cell table:number-columns-repeated="3"/>
          <table:table-cell table:style-name="ce2" office:value-type="string" calcext:value-type="string">
            <text:p>Advanced 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Equipment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olo Mode Ability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ance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10"/>
          <table:table-cell office:value-type="string" calcext:value-type="string">
            <text:p>ID (ID)</text:p>
          </table:table-cell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Advanced Speciality Skill Advance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6"/>
          <table:table-cell office:value-type="string" calcext:value-type="string">
            <text:p>Name (String)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2"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dvanced 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x</text:p>
          </table:table-cell>
          <table:table-cell table:style-name="ce4"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office:value-type="string" calcext:value-type="string">
            <text:p>Type (EquipmentType FID)</text:p>
          </table:table-cell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ctive/passiv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3" office:value-type="string" calcext:value-type="string">
            <text:p>Prerequisites</text:p>
          </table:table-cell>
          <table:table-cell table:number-columns-repeated="2"/>
          <table:table-cell office:value-type="string" calcext:value-type="string">
            <text:p>DW/S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table:number-columns-repeated="6"/>
          <table:table-cell table:style-name="ce3" office:value-type="string" calcext:value-type="string">
            <text:p>Prerequisite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Group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office:value-type="string" calcext:value-type="string">
            <text:p>Advanced Speciality FID</text:p>
          </table:table-cell>
          <table:table-cell office:value-type="string" calcext:value-type="string">
            <text:p>FID</text:p>
          </table:table-cell>
          <table:table-cell table:number-columns-repeated="2"/>
          <table:table-cell table:style-name="ce1" office:value-type="string" calcext:value-type="string">
            <text:p>Speciality Skill Advance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ace Marine Implants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Advanced Speciality Talent Advance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dvanced 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  <table:table-cell table:style-name="ce1" office:value-type="string" calcext:value-type="string">
            <text:p>Characte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mplant</text:p>
          </table:table-cell>
          <table:table-cell/>
          <table:table-cell table:style-name="ce5" office:value-type="string" calcext:value-type="string">
            <text:p>re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3" office:value-type="string" calcext:value-type="string">
            <text:p>Prerequisites</text:p>
          </table:table-cell>
          <table:table-cell table:number-columns-repeated="3"/>
          <table:table-cell table:style-name="ce3" office:value-type="string" calcext:value-type="string">
            <text:p>Prerequisites</text:p>
          </table:table-cell>
          <table:table-cell table:number-columns-repeated="9"/>
        </table:table-row>
        <table:table-row table:style-name="ro1">
          <table:table-cell table:number-columns-repeated="21"/>
          <table:table-cell office:value-type="string" calcext:value-type="string">
            <text:p>Weapon Skill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table:style-name="ce1" office:value-type="string" calcext:value-type="string">
            <text:p>Descriptor</text:p>
          </table:table-cell>
          <table:table-cell/>
          <table:table-cell table:style-name="ce5" office:value-type="string" calcext:value-type="string">
            <text:p>res</text:p>
          </table:table-cell>
          <table:table-cell table:number-columns-repeated="5"/>
          <table:table-cell table:style-name="ce1" office:value-type="string" calcext:value-type="string">
            <text:p>Speciality Talent Advance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9"/>
          <table:table-cell office:value-type="string" calcext:value-type="string">
            <text:p>Ballistic Skill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Strength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Toughnes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Agili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/>
          <table:table-cell table:style-name="ce5" office:value-type="string" calcext:value-type="string">
            <text:p>res</text:p>
          </table:table-cell>
          <table:table-cell table:number-columns-repeated="5"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3" office:value-type="string" calcext:value-type="string">
            <text:p>Prerequisites</text:p>
          </table:table-cell>
          <table:table-cell table:number-columns-repeated="11"/>
          <table:table-cell office:value-type="string" calcext:value-type="string">
            <text:p>Willpower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17"/>
          <table:table-cell office:value-type="string" calcext:value-type="string">
            <text:p>Fellowship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Wound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t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rruption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Chapter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peciality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dvanced Specialiti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alent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t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kill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olo Mode Abiliti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mplant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Demeanour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istory</text:p>
          </table:table-cell>
          <table:table-cell office:value-type="string" calcext:value-type="string">
            <text:p>FID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0"/>
          <table:table-cell table:style-name="ce1" office:value-type="string" calcext:value-type="string">
            <text:p>Speciality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ID (ID)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Name (String)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0"/>
          <table:table-cell office:value-type="string" calcext:value-type="string">
            <text:p>Skills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Special Ability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Talents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Starting Equipme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4:40:16.708086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2:31:42.067324105</meta:creation-date>
    <dc:date>2015-11-05T16:11:59.709768873</dc:date>
    <meta:editing-duration>PT4H25M58S</meta:editing-duration>
    <meta:editing-cycles>89</meta:editing-cycles>
    <meta:generator>LibreOffice/4.2.8.2$Linux_X86_64 LibreOffice_project/420m0$Build-2</meta:generator>
    <meta:document-statistic meta:table-count="1" meta:cell-count="539" meta:object-count="0"/>
  </office:meta>
</office:document-meta>
</file>